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 integer</text:p>
      <text:p text:style-name="Standard">//big Integer ,little endian, network byte-order <text:s/>equal big Integer</text:p>
      <text:p text:style-name="Standard">//network byte order encode, decode</text:p>
      <text:p text:style-name="Standard">template &lt;typename T &gt;</text:p>
      <text:p text:style-name="Standard">T readInteger(FILE *fp) {</text:p>
      <text:p text:style-name="Standard"><text:s text:c="11"/>T ret = 0;</text:p>
      <text:p text:style-name="Standard"><text:s text:c="11"/>int size = sizeof(T);</text:p>
      <text:p text:style-name="Standard"><text:s text:c="11"/>for(int I = 0; I &lt; size; i++) {</text:p>
      <text:p text:style-name="Standard"><text:s text:c="24"/>char c = fgetc(fp);</text:p>
      <text:p text:style-name="Standard"><text:s text:c="24"/>ret &lt;&lt;= 8;</text:p>
      <text:p text:style-name="Standard"><text:s text:c="24"/>ret |= c;</text:p>
      <text:p text:style-name="Standard"><text:s text:c="11"/>}</text:p>
      <text:p text:style-name="Standard"><text:s text:c="10"/>return ret;</text:p>
      <text:p text:style-name="Standard">}</text:p>
      <text:p text:style-name="Standard">template&lt;typename T&gt;</text:p>
      <text:p text:style-name="Standard">void encode(File *fp, T v) {</text:p>
      <text:p text:style-name="Standard"><text:s text:c="12"/>int size = sizeof(T);</text:p>
      <text:p text:style-name="Standard"><text:s text:c="12"/>for(int I = 0; I &lt; size; i++) {</text:p>
      <text:p text:style-name="Standard"><text:s text:c="12"/><text:tab/> <text:s text:c="6"/>char c = <text:s/>(v &gt;&gt; (size – 1 – v)) &amp; 0xff;</text:p>
      <text:p text:style-name="Standard"><text:s text:c="20"/>fp.putc(c);</text:p>
      <text:p text:style-name="Standard"><text:s text:c="12"/>}</text:p>
      <text:p text:style-name="Standard"><text:s text:c="11"/></text:p>
      <text:p text:style-name="Standard">}</text:p>
      <text:p text:style-name="Standard">//objective: portable</text:p>
      <text:p text:style-name="Standard"/>
      <text:p text:style-name="Standard">define declare(funName, type) <text:s text:c="3"/>\</text:p>
      <text:p text:style-name="Standard"><text:s text:c="4"/>type funName##read(FILE *fp) { \</text:p>
      <text:p text:style-name="Standard"><text:s text:c="10"/>return readInteger&lt;type&gt;(fp); <text:s/>\</text:p>
      <text:p text:style-name="Standard"><text:s text:c="3"/>} <text:s text:c="3"/>\</text:p>
      <text:p text:style-name="Standard"><text:s text:c="2"/>type funName##write(FILE *fp, type v) { <text:s text:c="2"/>\</text:p>
      <text:p text:style-name="Standard"><text:s text:c="11"/>return encode&lt;type&gt;(fp, v); <text:s text:c="15"/>\</text:p>
      <text:p text:style-name="Standard">} <text:s text:c="14"/>\</text:p>
      <text:p text:style-name="Standard"/>
      <text:p text:style-name="Standard">declare(u1, unsigned char);</text:p>
      <text:p text:style-name="Standard">declare(u2, unsigned short);</text:p>
      <text:p text:style-name="Standard">declare(u4, unsigned int);</text:p>
      <text:p text:style-name="Standard">declare(u8, unsigned long long);</text:p>
      <text:p text:style-name="Standard"/>
      <text:p text:style-name="Standard"/>
      <text:p text:style-name="Standard"/>
      <text:p text:style-name="Standard"/>
      <text:p text:style-name="Standard"/>
      <text:p text:style-name="Standard">//google variant encoding, little encoding</text:p>
      <text:p text:style-name="Standard">template &lt;typename T&gt;</text:p>
      <text:p text:style-name="Standard">vairantIntegerDeCode(FILE *fp) {</text:p>
      <text:p text:style-name="Standard"><text:s text:c="9"/>T u = 0;</text:p>
      <text:p text:style-name="Standard"><text:s text:c="9"/>size = (sizeof(T) * 8 + 7 -1 ) / 7;</text:p>
      <text:p text:style-name="Standard"><text:s text:c="9"/>for(int I = 0;i &lt; size; i++) {</text:p>
      <text:p text:style-name="Standard"><text:s text:c="22"/>char c = fgetc(fp);</text:p>
      <text:p text:style-name="Standard"><text:s text:c="24"/>ret |= (c &amp;0x7f) &lt;&lt; (I *7);</text:p>
      <text:p text:style-name="Standard"><text:s text:c="23"/>if(c &amp; 128 == 0)</text:p>
      <text:p text:style-name="Standard"><text:s text:c="29"/>break;</text:p>
      <text:p text:style-name="Standard"><text:soft-page-break/><text:s text:c="9"/>}</text:p>
      <text:p text:style-name="Standard"><text:s text:c="7"/>return ret;</text:p>
      <text:p text:style-name="Standard">}</text:p>
      <text:p text:style-name="Standard"/>
      <text:p text:style-name="Standard">template&lt;typename T&gt;</text:p>
      <text:p text:style-name="Standard">void VariantEncoding(FILE *fp, T v) {</text:p>
      <text:p text:style-name="Standard"><text:s text:c="10"/>int size = (sizeof(T) * 8 + 6) / 7;</text:p>
      <text:p text:style-name="Standard"><text:s text:c="9"/>for(int I =0 ;i &lt; size; i++) {</text:p>
      <text:p text:style-name="Standard"><text:s text:c="13"/>char c = v &amp; 0x7f;</text:p>
      <text:p text:style-name="Standard"><text:s text:c="14"/>v &gt;&gt;= 7;</text:p>
      <text:p text:style-name="Standard"><text:s text:c="14"/>c | = (v ==0 ? 0 : 0x70);</text:p>
      <text:p text:style-name="Standard"><text:s text:c="14"/>fputchar(c);</text:p>
      <text:p text:style-name="Standard"><text:s text:c="14"/>if(v == 0)</text:p>
      <text:p text:style-name="Standard"><text:s text:c="19"/>break; </text:p>
      <text:p text:style-name="Standard"><text:s text:c="9"/>}</text:p>
      <text:p text:style-name="Standard">}</text:p>
      <text:p text:style-name="Standard"/>
      <text:p text:style-name="Standard">define declare_v(fname, type) \</text:p>
      <text:p text:style-name="Standard"><text:s text:c="2"/>type fname##read(FILE *fp) { <text:s text:c="2"/>\</text:p>
      <text:p text:style-name="Standard"><text:s text:c="10"/>return vairantIntegerDeCode&lt;type&gt;(fp); <text:s/>\</text:p>
      <text:p text:style-name="Standard">} <text:s/>\</text:p>
      <text:p text:style-name="Standard">void encoding(FILE *fp, type v) { <text:s text:c="3"/>\</text:p>
      <text:p text:style-name="Standard"><text:s text:c="5"/>VariantEncoding&lt;type&gt;(fp, v); <text:s text:c="3"/>\</text:p>
      <text:p text:style-name="Standard">}</text:p>
      <text:p text:style-name="Standard"/>
      <text:p text:style-name="Standard">declare-v(u16, unsigned short);</text:p>
      <text:p text:style-name="Standard">declare-v(u32, unsigned int);</text:p>
      <text:p text:style-name="Standard">declare-v(u64, unsigned long long);</text:p>
      <text:p text:style-name="Standard"><text:s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dx </meta:initial-creator>
    <meta:creation-date>2012-12-17T21:10:53</meta:creation-date>
    <dc:date>2012-12-17T22:36:19</dc:date>
    <dc:creator>ydx </dc:creator>
    <meta:editing-duration>PT1H20M2S</meta:editing-duration>
    <meta:editing-cycles>37</meta:editing-cycles>
    <meta:generator>LibreOffice/3.5$Linux_x86 LibreOffice_project/350m1$Build-2</meta:generator>
    <meta:document-statistic meta:table-count="0" meta:image-count="0" meta:object-count="0" meta:page-count="2" meta:paragraph-count="71" meta:word-count="274" meta:character-count="2015" meta:non-whitespace-character-count="1241"/>
  </office:meta>
</office:document-meta>
</file>